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cm" draw:marker-start="Arrowhead_20_1" draw:marker-start-width="0.38cm" draw:marker-end="Arrowhead_20_1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CMU Serif'" style:font-style-name="Roman" style:font-family-generic="modern" style:font-pitch="variable" fo:font-size="14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1.842cm" svg:x="0cm" svg:y="0cm">
          <text:p text:style-name="P1">Aplica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cm" svg:height="1.842cm" svg:x="0cm" svg:y="2.579cm">
          <text:p text:style-name="P1">Sistema Operacio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154cm" svg:height="1.843cm" svg:x="4.846cm" svg:y="5.157cm">
          <text:p text:style-name="P1">I/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154cm" svg:height="1.843cm" svg:x="2.423cm" svg:y="5.157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154cm" svg:height="1.843cm" svg:x="0cm" svg:y="5.157cm">
          <text:p text:style-name="P1">Memór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.076cm" svg:y1="3.905cm" svg:x2="1.076cm" svg:y2="5.747cm">
          <text:p/>
        </draw:line>
        <draw:line draw:style-name="gr4" draw:text-style-name="P1" draw:layer="layout" svg:x1="3.476cm" svg:y1="3.905cm" svg:x2="3.476cm" svg:y2="5.747cm">
          <text:p/>
        </draw:line>
        <draw:line draw:style-name="gr4" draw:text-style-name="P1" draw:layer="layout" svg:x1="5.876cm" svg:y1="3.905cm" svg:x2="5.876cm" svg:y2="5.747cm">
          <text:p/>
        </draw:line>
        <draw:line draw:style-name="gr4" draw:text-style-name="P1" draw:layer="layout" svg:x1="3.476cm" svg:y1="1.253cm" svg:x2="3.476cm" svg:y2="3.0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_20_1" draw:display-name="Arrowhead 1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M21S</meta:editing-duration>
    <meta:editing-cycles>8</meta:editing-cycles>
    <meta:generator>LibreOffice/4.0.4.2$Windows_x86 LibreOffice_project/9e9821abd0ffdbc09cd8c52eaa574fa09eb08f2</meta:generator>
    <dc:date>2013-08-30T19:59:01.57</dc:date>
    <meta:document-statistic meta:object-count="9"/>
  </office:meta>
</office:document-meta>
</file>